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subtitle">
      <style:graphic-properties draw:fill-color="#ffffff" draw:auto-grow-height="true" fo:min-height="3.768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2" draw:layer="layout" svg:width="25.199cm" svg:height="5.029cm" svg:x="1.4cm" svg:y="15.771cm" presentation:class="subtitle" presentation:user-transformed="true">
          <draw:text-box>
            <text:p text:style-name="P1">Matheus Pereira dos Santos</text:p>
            <text:p text:style-name="P1"/>
            <text:p text:style-name="P1"><text:a xlink:href="https://github.com/MatheusPSantos" xlink:type="simple">https://github.com/MatheusPSantos</text:a></text:p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2b7ed2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2b7ed2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3T15:12:19.439812985</meta:creation-date>
    <meta:generator>LibreOffice/5.3.1.2$Linux_X86_64 LibreOffice_project/30m0$Build-2</meta:generator>
    <dc:date>2017-10-23T15:15:44.777109994</dc:date>
    <meta:editing-duration>PT3M27S</meta:editing-duration>
    <meta:editing-cycles>1</meta:editing-cycles>
    <meta:document-statistic meta:object-count="24"/>
  </office:meta>
</office:document-meta>
</file>